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Manager.getMaxOccurNod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Manager.Secur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urityManager.setEntityExpansionLimit(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Manager.setMaxOccurNodeLimit(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Manager.getEntityExpansion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